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600000440C5672DAE0CC9BBFB.png" manifest:media-type="image/png"/>
  <manifest:file-entry manifest:full-path="Pictures/1000007D000001BC000000D0A7B4791D970C1EC0.gif" manifest:media-type="image/gif"/>
  <manifest:file-entry manifest:full-path="Pictures/10000000000002B0000001D8D90F4FFDBAA18699.png" manifest:media-type="image/png"/>
  <manifest:file-entry manifest:full-path="Pictures/10000000000001CD0000014CDDFC2E97B001B6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20.069cm, 1.522cm, 0cm, 1.52cm)" draw:image-opacity="100%" style:mirror="horizontal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1.74cm, 1.522cm, 0cm, 1.52cm)" draw:image-opacity="100%" style:mirror="none"/>
    </style:style>
    <style:style style:name="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1.882cm, 1.522cm, 20.28cm, 1.52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1.677cm"/>
    </style:style>
    <style:style style:name="gr6" style:family="graphic" style:parent-style-name="standard">
      <style:graphic-properties draw:stroke="none" svg:stroke-color="#000000" draw:fill="none" draw:fill-color="#ffffff" fo:min-height="0.499cm"/>
    </style:style>
    <style:style style:name="P1" style:family="paragraph">
      <style:paragraph-properties fo:text-align="center"/>
    </style:style>
    <style:style style:name="P2" style:family="paragraph">
      <style:text-properties style:font-name="Bahnschrift SemiBold" fo:font-size="22pt" style:font-size-asian="22pt" style:font-size-complex="22pt"/>
    </style:style>
    <style:style style:name="P3" style:family="paragraph">
      <loext:graphic-properties draw:fill="none" draw:fill-color="#ffffff"/>
      <style:text-properties style:font-name="Bahnschrift SemiBold" fo:font-size="22pt" style:font-size-asian="22pt" style:font-size-complex="2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Bahnschrift SemiBold" fo:font-size="22pt" style:font-size-asian="22pt" style:font-size-complex="22pt"/>
    </style:style>
    <style:style style:name="T2" style:family="text">
      <style:text-properties style:font-name="Wingdings" fo:font-size="14pt" style:font-name-asian="Wingdings" style:font-size-asian="14pt" style:font-name-complex="Wingdings" style:font-size-complex="14pt"/>
    </style:style>
    <style:style style:name="T3" style:family="text">
      <style:text-properties style:font-name="Liberation Sans1" fo:font-size="14pt" style:font-name-asian="Wingdings" style:font-size-asian="14pt" style:font-name-complex="Wingdings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29.7cm" svg:height="5.152cm" draw:transform="rotate (-3.14159265358979) translate (29.7cm 21cm)">
          <draw:image xlink:href="Pictures/100000000000085600000440C5672DAE0CC9BBFB.png" xlink:type="simple" xlink:show="embed" xlink:actuate="onLoad">
            <text:p/>
          </draw:image>
        </draw:frame>
        <draw:frame draw:style-name="gr2" draw:text-style-name="P1" draw:layer="layout" svg:width="29.7cm" svg:height="15.006cm" svg:x="0cm" svg:y="2.221cm">
          <draw:image xlink:href="Pictures/100000000000085600000440C5672DAE0CC9BBFB.png" xlink:type="simple" xlink:show="embed" xlink:actuate="onLoad">
            <text:p/>
          </draw:image>
        </draw:frame>
        <draw:frame draw:style-name="gr3" draw:text-style-name="P1" draw:layer="layout" svg:width="8.856cm" svg:height="6.076cm" svg:x="0.81cm" svg:y="14.141cm">
          <draw:image xlink:href="Pictures/10000000000002B0000001D8D90F4FFDBAA18699.png" xlink:type="simple" xlink:show="embed" xlink:actuate="onLoad">
            <text:p/>
          </draw:image>
        </draw:frame>
        <draw:frame draw:style-name="gr3" draw:text-style-name="P1" draw:layer="layout" svg:width="8.719cm" svg:height="6.279cm" svg:x="20.38cm" svg:y="12.961cm">
          <draw:image xlink:href="Pictures/10000000000001CD0000014CDDFC2E97B001B657.png" xlink:type="simple" xlink:show="embed" xlink:actuate="onLoad">
            <text:p/>
          </draw:image>
        </draw:frame>
        <draw:frame draw:style-name="gr3" draw:text-style-name="P1" draw:layer="layout" svg:width="9.502cm" svg:height="4.451cm" svg:x="10.254cm" svg:y="15.717cm">
          <draw:image xlink:href="Pictures/1000007D000001BC000000D0A7B4791D970C1EC0.gif" xlink:type="simple" xlink:show="embed" xlink:actuate="onLoad">
            <text:p/>
          </draw:image>
        </draw:frame>
        <draw:frame draw:style-name="gr4" draw:text-style-name="P1" draw:layer="layout" svg:width="29.7cm" svg:height="0.868cm" draw:transform="rotate (-3.14159265358979) translate (29.7cm 2.307cm)">
          <draw:image xlink:href="Pictures/100000000000085600000440C5672DAE0CC9BBFB.png" xlink:type="simple" xlink:show="embed" xlink:actuate="onLoad">
            <text:p/>
          </draw:image>
        </draw:frame>
        <draw:frame draw:style-name="gr5" draw:text-style-name="P3" draw:layer="layout" svg:width="28.657cm" svg:height="1.927cm" svg:x="0.624cm" svg:y="1.819cm">
          <draw:text-box>
            <text:p text:style-name="P2"><text:span text:style-name="T1">Tired of regular volume setting? Try out our newest ways to tune up your volume!</text:span></text:p>
          </draw:text-box>
        </draw:frame>
        <draw:frame draw:style-name="gr6" draw:text-style-name="P5" draw:layer="layout" svg:width="9.389cm" svg:height="0.806cm" svg:x="20.055cm" svg:y="19.495cm">
          <draw:text-box>
            <text:p text:style-name="P4"><text:span text:style-name="T2"></text:span><text:span text:style-name="T3"> </text:span><text:span text:style-name="T3">88288 </text:span><text:span text:style-name="T2"></text:span><text:span text:style-name="T4"> www.Volume-paradise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21:19:57.053000000</meta:creation-date>
    <dc:date>2020-04-15T21:43:37.177000000</dc:date>
    <meta:editing-duration>PT3M8S</meta:editing-duration>
    <meta:editing-cycles>1</meta:editing-cycles>
    <meta:document-statistic meta:object-count="8"/>
    <meta:generator>LibreOffice/5.3.7.2$Windows_X86_64 LibreOffice_project/6b8ed514a9f8b44d37a1b96673cbbdd077e24059</meta:generator>
  </office:meta>
</office:document-meta>
</file>